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bc4db" officeooo:paragraph-rsid="001bc4db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2223dc" officeooo:paragraph-rsid="002223dc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1bc4db" officeooo:paragraph-rsid="001bc4db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d8a22" officeooo:paragraph-rsid="001d8a2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f2ad6" officeooo:paragraph-rsid="001f2ad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210339" officeooo:paragraph-rsid="00210339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223dc" officeooo:paragraph-rsid="002223dc" style:font-weight-asian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0851d" officeooo:paragraph-rsid="0022b222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22bdf1" officeooo:paragraph-rsid="0022bdf1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24b305" officeooo:paragraph-rsid="0024b305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00851d" officeooo:paragraph-rsid="0022b222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officeooo:rsid="0022bdf1" officeooo:paragraph-rsid="0022bdf1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normal" officeooo:rsid="0000851d" officeooo:paragraph-rsid="0022b222" style:font-style-asian="normal" style:font-weight-asian="normal" style:font-style-complex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Aufgabe 2.1</text:p>
      <text:p text:style-name="P11"/>
      <text:p text:style-name="P13">a)</text:p>
      <text:p text:style-name="P8">Prozesse werden benutzt, um Ressourcen zusammenzufassen, Threads sind die Einheit, die für die Ausführung auf der CPU verwaltet werden.</text:p>
      <text:p text:style-name="P9"/>
      <text:p text:style-name="P9"/>
      <text:p text:style-name="P12">Aufgabe 2.2 </text:p>
      <text:p text:style-name="P9">begin </text:p>
      <text:p text:style-name="P9">p0</text:p>
      <text:p text:style-name="P9">fork a // runter</text:p>
      <text:p text:style-name="P9">p2</text:p>
      <text:p text:style-name="P9">fork c //runter </text:p>
      <text:p text:style-name="P9">p6</text:p>
      <text:p text:style-name="P9">fork d//hoch</text:p>
      <text:p text:style-name="P9">p8</text:p>
      <text:p text:style-name="P9">join c</text:p>
      <text:p text:style-name="P9">join d</text:p>
      <text:p text:style-name="P9">p10</text:p>
      <text:p text:style-name="P9">join a</text:p>
      <text:p text:style-name="P9">p11</text:p>
      <text:p text:style-name="P9">end</text:p>
      <text:p text:style-name="P9"/>
      <text:p text:style-name="P9">a:</text:p>
      <text:p text:style-name="P9">begin</text:p>
      <text:p text:style-name="P9">p1</text:p>
      <text:p text:style-name="P9">fork b //runter</text:p>
      <text:p text:style-name="P9">p4 </text:p>
      <text:p text:style-name="P9">join b</text:p>
      <text:p text:style-name="P9">p7</text:p>
      <text:p text:style-name="P9">end </text:p>
      <text:p text:style-name="P9"/>
      <text:p text:style-name="P9"/>
      <text:p text:style-name="P9">b:</text:p>
      <text:p text:style-name="P9">begin </text:p>
      <text:p text:style-name="P9">p3 </text:p>
      <text:p text:style-name="P9">end</text:p>
      <text:p text:style-name="P9"/>
      <text:p text:style-name="P9">c:</text:p>
      <text:p text:style-name="P9">begin</text:p>
      <text:p text:style-name="P9">p5</text:p>
      <text:p text:style-name="P9">end</text:p>
      <text:p text:style-name="P9"/>
      <text:p text:style-name="P9">d: </text:p>
      <text:p text:style-name="P9">begin</text:p>
      <text:p text:style-name="P9">p9</text:p>
      <text:p text:style-name="P9">end </text:p>
      <text:p text:style-name="P9"/>
      <text:p text:style-name="P9"/>
      <text:p text:style-name="P9"/>
      <text:p text:style-name="P9"/>
      <text:p text:style-name="P9"/>
      <text:p text:style-name="P10"><text:soft-page-break/>Kinda falsch <text:s/>noch immer </text:p>
      <text:p text:style-name="P10">begin</text:p>
      <text:p text:style-name="P10">p0</text:p>
      <text:p text:style-name="P10"><text:tab/>parbegin </text:p>
      <text:p text:style-name="P10"><text:tab/>begin</text:p>
      <text:p text:style-name="P10"><text:tab/>p1</text:p>
      <text:p text:style-name="P10"><text:tab/>parbegin</text:p>
      <text:p text:style-name="P10"><text:tab/><text:tab/>begin</text:p>
      <text:p text:style-name="P10"><text:tab/><text:tab/><text:tab/>p3</text:p>
      <text:p text:style-name="P10"><text:tab/>p4</text:p>
      <text:p text:style-name="P10"><text:tab/><text:tab/>parend</text:p>
      <text:p text:style-name="P10"><text:tab/>p7</text:p>
      <text:p text:style-name="P10"><text:tab/>end</text:p>
      <text:p text:style-name="P10"><text:tab/>parend</text:p>
      <text:p text:style-name="P10">p2<text:tab/></text:p>
      <text:p text:style-name="P10"><text:tab/>parbegin</text:p>
      <text:p text:style-name="P10"><text:tab/>begin</text:p>
      <text:p text:style-name="P10"><text:tab/>p5</text:p>
      <text:p text:style-name="P10"><text:tab/>end</text:p>
      <text:p text:style-name="P10"/>
      <text:p text:style-name="P10"/>
      <text:p text:style-name="P10"/>
      <text:p text:style-name="P10">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9T20:05:06.630535369</meta:creation-date>
    <meta:generator>LibreOffice/4.2.8.2$Linux_X86_64 LibreOffice_project/420m0$Build-2</meta:generator>
    <dc:date>2015-05-09T22:29:23.613812040</dc:date>
    <meta:editing-duration>PT1H30M52S</meta:editing-duration>
    <meta:editing-cycles>6</meta:editing-cycles>
    <meta:document-statistic meta:table-count="0" meta:image-count="0" meta:object-count="0" meta:page-count="2" meta:paragraph-count="58" meta:word-count="93" meta:character-count="449" meta:non-whitespace-character-count="382"/>
  </office:meta>
</office:document-meta>
</file>